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b4a2" officeooo:paragraph-rsid="0000b4a2"/>
    </style:style>
    <style:style style:name="P2" style:family="paragraph" style:parent-style-name="Standard">
      <style:text-properties fo:color="#ce181e" fo:font-size="15pt" fo:font-weight="bold" officeooo:paragraph-rsid="0000b4a2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fo:font-size="15pt" fo:font-weight="normal" officeooo:paragraph-rsid="0000b4a2" style:font-size-asian="15pt" style:font-weight-asian="normal" style:font-size-complex="15pt" style:font-weight-complex="normal"/>
    </style:style>
    <style:style style:name="T1" style:family="text">
      <style:text-properties officeooo:rsid="0000b4a2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ndroid </text:span>Debug Bridge (adb)</text:p>
      <text:p text:style-name="P2"/>
      <text:p text:style-name="P2"><text:span text:style-name="T2">Android Debug Bridge (</text:span><text:span text:style-name="Source_20_Text"><text:span text:style-name="T2">adb</text:span></text:span><text:span text:style-name="T2">) is a versatile command-line tool that lets you communicate with a device.</text:span></text:p>
      <text:p text:style-name="P3"/>
      <text:p text:style-name="P2"><text:span text:style-name="T2">The </text:span><text:span text:style-name="Source_20_Text"><text:span text:style-name="T2">adb</text:span></text:span><text:span text:style-name="T2"> command facilitates a variety of device actions, such as installing and debugging apps. </text:span></text:p>
      <text:p text:style-name="P3"/>
      <text:p text:style-name="P2"><text:span text:style-name="Source_20_Text"><text:span text:style-name="T2">adb</text:span></text:span><text:span text:style-name="T2"> provides access to a Unix shell that you can use to run a variety of commands on a device. It is a client-server program that includes three components: </text:span></text:p>
      <text:p text:style-name="P3"/>
      <text:p text:style-name="P3">It is a client-server program that includes three components: </text:p>
      <text:p text:style-name="P3"/>
      <text:p text:style-name="P2"><text:span text:style-name="T3">A client</text:span><text:span text:style-name="T2">, which sends commands. The client runs on your development machine. You can invoke a client from a command-line terminal by issuing an </text:span><text:span text:style-name="Source_20_Text"><text:span text:style-name="T2">adb</text:span></text:span><text:span text:style-name="T2"> command.</text:span></text:p>
      <text:p text:style-name="P3"/>
      <text:p text:style-name="P2"><text:span text:style-name="T3">A daemon (adbd)</text:span><text:span text:style-name="T2">, which runs commands on a device. The daemon runs as a background process on each device.</text:span></text:p>
      <text:p text:style-name="P3"/>
      <text:p text:style-name="P2"><text:span text:style-name="T3">A server</text:span><text:span text:style-name="T2">, which manages communication between the client and the daemon. The server runs as a background process on your development machine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1T15:54:51.682836742</meta:creation-date>
    <dc:date>2022-12-21T18:35:38.776249498</dc:date>
    <meta:editing-duration>PT2H30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40" meta:character-count="843" meta:non-whitespace-character-count="708"/>
  </office:meta>
</office:document-meta>
</file>